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00000" style:font-name="Arial" fo:letter-spacing="normal" fo:language="pt" fo:country="BR" fo:font-style="normal" fo:font-weight="normal"/>
    </style:style>
    <style:style style:name="P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Arial" fo:font-size="12pt" fo:letter-spacing="normal" fo:language="pt" fo:country="BR" fo:font-style="normal" fo:font-weight="normal"/>
    </style:style>
    <style:style style:name="P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Arial" fo:font-size="12pt" fo:letter-spacing="normal" fo:language="pt" fo:country="BR" fo:font-style="normal" fo:font-weight="normal" officeooo:paragraph-rsid="0000d6ea"/>
    </style:style>
    <style:style style:name="P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Arial" fo:font-size="12pt" fo:letter-spacing="normal" fo:language="pt" fo:country="BR" fo:font-style="normal" fo:font-weight="normal" officeooo:paragraph-rsid="0002496d"/>
    </style:style>
    <style:style style:name="P5" style:family="paragraph" style:parent-style-name="Standard">
      <style:text-properties fo:font-variant="normal" fo:text-transform="none" fo:color="#000000" style:font-name="Arial" fo:letter-spacing="normal" fo:language="pt" fo:country="BR" fo:font-style="normal" fo:font-weight="normal"/>
    </style:style>
    <style:style style:name="P6" style:family="paragraph" style:parent-style-name="Standard">
      <style:text-properties fo:font-variant="normal" fo:text-transform="none" fo:color="#000000" style:font-name="Arial" fo:font-size="12pt" fo:letter-spacing="normal" fo:language="pt" fo:country="BR" fo:font-style="normal" fo:font-weight="normal"/>
    </style:style>
    <style:style style:name="P7" style:family="paragraph" style:parent-style-name="Standard">
      <style:text-properties fo:font-variant="normal" fo:text-transform="none" fo:color="#000000" style:font-name="Arial" fo:font-size="12pt" fo:letter-spacing="normal" fo:language="pt" fo:country="BR" fo:font-style="normal" fo:font-weight="normal" officeooo:paragraph-rsid="0002496d"/>
    </style:style>
    <style:style style:name="P8"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000000" style:font-name="Arial" fo:language="pt" fo:country="BR"/>
    </style:style>
    <style:style style:name="P9" style:family="paragraph" style:parent-style-name="Text_20_body">
      <style:paragraph-properties fo:line-height="100%"/>
      <style:text-properties fo:font-variant="normal" fo:text-transform="none" fo:color="#000000" style:font-name="Arial" fo:font-size="12pt" fo:letter-spacing="normal" fo:language="pt" fo:country="BR" fo:font-style="normal" fo:font-weight="normal"/>
    </style:style>
    <style:style style:name="P10" style:family="paragraph" style:parent-style-name="Text_20_body">
      <style:paragraph-properties fo:line-height="100%"/>
      <style:text-properties fo:font-variant="normal" fo:text-transform="none" fo:color="#000000" style:font-name="Arial" fo:font-size="12pt" fo:letter-spacing="normal" fo:language="pt" fo:country="BR" fo:font-style="normal" fo:font-weight="normal" officeooo:paragraph-rsid="0000d6ea"/>
    </style:style>
    <style:style style:name="P11" style:family="paragraph" style:parent-style-name="Heading_20_1">
      <style:text-properties fo:font-variant="normal" fo:text-transform="none" fo:color="#000000" style:font-name="Arial" fo:letter-spacing="normal" fo:language="pt" fo:country="BR" fo:font-style="normal" fo:font-weight="normal"/>
    </style:style>
    <style:style style:name="P12" style:family="paragraph" style:parent-style-name="Standard" style:list-style-name="L1">
      <style:text-properties officeooo:paragraph-rsid="0002496d"/>
    </style:style>
    <style:style style:name="P13" style:family="paragraph" style:parent-style-name="Standard" style:list-style-name="L1">
      <style:text-properties fo:font-variant="normal" fo:text-transform="none" fo:color="#000000" style:font-name="Arial" fo:font-size="12pt" fo:letter-spacing="normal" fo:language="pt" fo:country="BR" fo:font-style="normal" fo:font-weight="normal" officeooo:rsid="0002496d" officeooo:paragraph-rsid="0002496d"/>
    </style:style>
    <style:style style:name="P14" style:family="paragraph" style:parent-style-name="Text_20_body" style:list-style-name="L2">
      <style:text-properties officeooo:paragraph-rsid="0000d6ea"/>
    </style:style>
    <style:style style:name="P15" style:family="paragraph" style:parent-style-name="Text_20_body" style:list-style-name="L2">
      <style:paragraph-properties fo:line-height="100%"/>
      <style:text-properties officeooo:paragraph-rsid="0000d6ea"/>
    </style:style>
    <style:style style:name="P16" style:family="paragraph" style:parent-style-name="Text_20_body">
      <style:text-properties fo:font-variant="normal" fo:text-transform="none" fo:color="#000000" style:font-name="Arial" fo:font-size="12pt" fo:letter-spacing="normal" fo:language="pt" fo:country="BR" fo:font-style="normal" fo:font-weight="normal" officeooo:paragraph-rsid="0000d6ea"/>
    </style:style>
    <style:style style:name="T1" style:family="text">
      <style:text-properties fo:font-weight="bold" style:font-weight-asian="bold" style:font-weight-complex="bold"/>
    </style:style>
    <style:style style:name="T2" style:family="text">
      <style:text-properties officeooo:rsid="00000fe0"/>
    </style:style>
    <style:style style:name="T3" style:family="text">
      <style:text-properties officeooo:rsid="0000d6ea"/>
    </style:style>
    <style:style style:name="T4" style:family="text">
      <style:text-properties fo:font-variant="normal" fo:text-transform="none" fo:color="#000000" style:font-name="Arial" fo:font-size="12pt" fo:letter-spacing="normal" fo:language="pt" fo:country="BR" fo:font-style="normal" fo:font-weight="normal"/>
    </style:style>
    <style:style style:name="T5" style:family="text">
      <style:text-properties fo:font-variant="normal" fo:text-transform="none" fo:color="#000000" style:font-name="Arial" fo:font-size="12pt" fo:letter-spacing="normal" fo:language="pt" fo:country="BR" fo:font-style="normal" fo:font-weight="normal" officeooo:rsid="0002496d"/>
    </style:style>
    <style:style style:name="T6" style:family="text">
      <style:text-properties fo:font-variant="normal" fo:text-transform="none" fo:color="#000000" style:font-name="Arial" fo:font-size="12pt" fo:letter-spacing="normal" fo:language="pt" fo:country="BR" fo:font-style="normal" fo:font-weight="normal" officeooo:rsid="0002a90c"/>
    </style:style>
    <style:style style:name="T7" style:family="text">
      <style:text-properties fo:font-variant="normal" fo:text-transform="none" fo:color="#000000" style:font-name="Arial" fo:font-size="12pt" fo:letter-spacing="normal" fo:language="pt" fo:country="BR" fo:font-style="normal" fo:font-weight="bold" style:font-weight-asian="bold" style:font-weight-complex="bold"/>
    </style:style>
    <style:style style:name="T8" style:family="text">
      <style:text-properties fo:font-variant="normal" fo:text-transform="none" fo:color="#000000" style:font-name="Arial" fo:font-size="12pt" fo:letter-spacing="normal" fo:language="pt" fo:country="BR" fo:font-style="normal" fo:font-weight="bold" officeooo:rsid="0002a90c" style:font-weight-asian="bold" style:font-weight-complex="bold"/>
    </style:style>
    <style:style style:name="T9" style:family="text">
      <style:text-properties officeooo:rsid="000249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O</text:span> contexto de <text:span text:style-name="T1">SPA</text:span> - Single Page Applications, que utiliza apenas uma página HTML modificada conforme a interação com o usuário ou eventos para um sistema inteiro. É nesse contexto em que surge o <text:span text:style-name="T1">React</text:span>, hoje ele é a principal biblioteca de frontend para a produção de SPA.</text:p>
      <text:p text:style-name="P1">O React também inaugura o conceito de <text:span text:style-name="T1">programação reativa</text:span> em frontend. Que basicamente é a reconstrução da página sempre que houver mudança nos dados. Iso é feito de uma forma muito inteligente pois ele é capaz de renderizar apenas as partes da página que são dependentes dos dados que foram modificados e não o todo, tendo por resultado um ótimo desempenho.</text:p>
      <text:p text:style-name="P1">Para isso, o React usa uma arquitetura de componentes. Grande parte da programação em React está em saber dividir bem uma página em componentes e fazê-los de forma reutilizável e que admita composição com outros componentes.</text:p>
      <text:p text:style-name="P8"/>
      <text:p text:style-name="P5"/>
      <text:h text:style-name="P11" text:outline-level="1"><text:bookmark text:name="introdução-aos-componentes"/>Introdução aos Componentes</text:h>
      <text:p text:style-name="P3">Tudo o que será renderizado pelo React deve ser um componente.</text:p>
      <text:p text:style-name="P4"><text:span text:style-name="T1">Componentes</text:span> podem ser entendidos como as <text:span text:style-name="T9">“partes”</text:span> de uma página, <text:span text:style-name="T3">é a divisão da página em trechos independentes, com funcionalidades distintas das demais. Um componente pode ser composto por subcomponentes. Dessa maneira, transformamos nossos códigos em módulos, assim cada arquivo vai tratar uma funcionalidade específica na aplicação e também construir componentes reutilizáveis.</text:span></text:p>
      <text:p text:style-name="P3"/>
      <text:p text:style-name="P7"><text:span text:style-name="T9">Alguns</text:span> <text:span text:style-name="T9">critérios </text:span>para <text:span text:style-name="T9">subdividir </text:span>componentes:</text:p>
      <text:list xml:id="list1482386486" text:style-name="L1">
        <text:list-item>
          <text:p text:style-name="P13">se o componente tiver uma ação muito específica</text:p>
        </text:list-item>
        <text:list-item>
          <text:p text:style-name="P13">se ele tem dependência de dados</text:p>
        </text:list-item>
        <text:list-item>
          <text:p text:style-name="P12"><text:span text:style-name="T5">se é complexo o suficiente para ser reutilizável em outra aplicação</text:span><text:span text:style-name="T4"> </text:span></text:p>
        </text:list-item>
      </text:list>
      <text:p text:style-name="P6"/>
      <text:p text:style-name="P9">Todo o resto pode ser feito em HTML no interior do componente. Nesse caso, fica a nosso critério promover o conteúdo a um componente ou não, tomamos a decisão pensando em alguns critérios:</text:p>
      <text:p text:style-name="P2">Por exemplo, partes que, ainda que estáticas, podem ser reaproveitadas em contexto diferente ou são complexas visualmente e carregadas em CSS, são candidatas a se tornarem componentes.</text:p>
      <text:p text:style-name="P6"/>
      <text:p text:style-name="P10">Em termos computacionais os componentes podem ser criados de duas formas:</text:p>
      <text:list xml:id="list192040792" text:style-name="L2">
        <text:list-item>
          <text:p text:style-name="P15"><text:span text:style-name="T4">Por funções, chamados de c</text:span><text:span text:style-name="T7">omponentes funcionais.</text:span></text:p>
        </text:list-item>
        <text:list-item>
          <text:p text:style-name="P14"><text:span text:style-name="T4">Por classes, que chamaremos de </text:span><text:span text:style-name="T6">“</text:span><text:span text:style-name="T8">componentes tipo classe</text:span><text:span text:style-name="T6">”</text:span><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0-13T17:27:13.965000000</dc:date>
    <meta:editing-duration>PT1H5M5S</meta:editing-duration>
    <meta:editing-cycles>3</meta:editing-cycles>
    <meta:document-statistic meta:table-count="0" meta:image-count="0" meta:object-count="0" meta:page-count="1" meta:paragraph-count="15" meta:word-count="331" meta:character-count="2068" meta:non-whitespace-character-count="1756"/>
  </office:meta>
</office:document-meta>
</file>